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AR" officeooo:rsid="0005f159" officeooo:paragraph-rsid="0005f159"/>
    </style:style>
    <style:style style:name="P2" style:family="paragraph" style:parent-style-name="Standard">
      <style:text-properties fo:language="es" fo:country="AR" officeooo:rsid="0005f159" officeooo:paragraph-rsid="000a3289"/>
    </style:style>
    <style:style style:name="P3" style:family="paragraph" style:parent-style-name="Standard">
      <style:text-properties fo:language="es" fo:country="AR" officeooo:rsid="000758ad" officeooo:paragraph-rsid="000758ad"/>
    </style:style>
    <style:style style:name="P4" style:family="paragraph" style:parent-style-name="Standard">
      <style:text-properties fo:language="es" fo:country="AR" officeooo:rsid="00080125" officeooo:paragraph-rsid="00080125"/>
    </style:style>
    <style:style style:name="P5" style:family="paragraph" style:parent-style-name="Standard">
      <style:text-properties fo:language="es" fo:country="AR" officeooo:rsid="0009a007" officeooo:paragraph-rsid="0009a007"/>
    </style:style>
    <style:style style:name="P6" style:family="paragraph" style:parent-style-name="Standard">
      <style:text-properties style:text-line-through-style="solid" style:text-line-through-type="single" fo:language="es" fo:country="AR" officeooo:rsid="0005f159" officeooo:paragraph-rsid="0005f159"/>
    </style:style>
    <style:style style:name="P7" style:family="paragraph" style:parent-style-name="Standard">
      <style:text-properties style:text-line-through-style="solid" style:text-line-through-type="single" fo:language="es" fo:country="AR" officeooo:rsid="0005f159" officeooo:paragraph-rsid="000a3289"/>
    </style:style>
    <style:style style:name="P8" style:family="paragraph" style:parent-style-name="Standard">
      <style:text-properties style:text-line-through-style="solid" style:text-line-through-type="single" fo:language="es" fo:country="AR" fo:font-weight="bold" officeooo:rsid="0005f159" officeooo:paragraph-rsid="0005f159" style:font-weight-asian="bold" style:font-weight-complex="bold"/>
    </style:style>
    <style:style style:name="P9" style:family="paragraph" style:parent-style-name="Standard">
      <style:text-properties style:text-line-through-style="solid" style:text-line-through-type="single" fo:language="es" fo:country="AR" fo:font-weight="bold" officeooo:rsid="000758ad" officeooo:paragraph-rsid="000758ad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fo:language="es" fo:country="AR" fo:font-weight="bold" officeooo:rsid="00080125" officeooo:paragraph-rsid="00080125" style:font-weight-asian="bold" style:font-weight-complex="bold"/>
    </style:style>
    <style:style style:name="P11" style:family="paragraph" style:parent-style-name="Standard">
      <style:text-properties style:text-line-through-style="solid" style:text-line-through-type="single" fo:language="es" fo:country="AR" style:text-underline-style="none" fo:font-weight="bold" officeooo:rsid="0009a007" officeooo:paragraph-rsid="0009a007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fo:language="es" fo:country="AR" fo:font-weight="normal" officeooo:rsid="000758ad" officeooo:paragraph-rsid="000758ad" style:font-weight-asian="normal" style:font-weight-complex="normal"/>
    </style:style>
    <style:style style:name="P13" style:family="paragraph" style:parent-style-name="Standard">
      <style:text-properties style:text-line-through-style="none" style:text-line-through-type="none" fo:language="es" fo:country="AR" fo:font-weight="normal" officeooo:rsid="0005f159" officeooo:paragraph-rsid="0005f15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a3289"/>
    </style:style>
    <style:style style:name="T5" style:family="text">
      <style:text-properties officeooo:rsid="000a3289"/>
    </style:style>
    <style:style style:name="T6" style:family="text">
      <style:text-properties officeooo:rsid="000b13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(Envíos)</text:p>
      <text:p text:style-name="P8">Envíos locales</text:p>
      <text:p text:style-name="P8">Envíos interurbanos</text:p>
      <text:p text:style-name="P8">Envíos internacionales</text:p>
      <text:p text:style-name="P12">Paquetes</text:p>
      <text:p text:style-name="P13">Ciudades</text:p>
      <text:p text:style-name="P7">Entrega rápida<text:span text:style-name="T3"> → </text:span><text:span text:style-name="T4">Envío local y envío internacional (m)</text:span></text:p>
      <text:p text:style-name="P5">Destinos</text:p>
      <text:p text:style-name="P7">Fecha de despacho<text:span text:style-name="T3"> → </text:span><text:span text:style-name="T4">Envío</text:span></text:p>
      <text:p text:style-name="P11">Dirección</text:p>
      <text:p text:style-name="P6">Dirección de origen<text:span text:style-name="T3"> → </text:span><text:span text:style-name="T4">Envío</text:span></text:p>
      <text:p text:style-name="P7">Dirección de destino<text:span text:style-name="T3"> → </text:span><text:span text:style-name="T4">Envío</text:span></text:p>
      <text:p text:style-name="P7">Peso en gramos<text:span text:style-name="T3"> → </text:span><text:span text:style-name="T4">Envío</text:span></text:p>
      <text:p text:style-name="P6">Distancia en km<text:span text:style-name="T3"> → </text:span><text:span text:style-name="T4">Envío interurbano</text:span></text:p>
      <text:p text:style-name="P10">Clientes</text:p>
      <text:p text:style-name="P8">Personas físicas</text:p>
      <text:p text:style-name="P1"><text:tab/><text:span text:style-name="T2">Nombre</text:span><text:span text:style-name="T3"> → </text:span><text:span text:style-name="T4">Persona</text:span></text:p>
      <text:p text:style-name="P2"><text:tab/><text:span text:style-name="T2">Dirección</text:span><text:span text:style-name="T3"> → </text:span><text:span text:style-name="T4">Persona</text:span></text:p>
      <text:p text:style-name="P2"><text:tab/><text:span text:style-name="T2">DNI</text:span><text:span text:style-name="T3"> → </text:span><text:span text:style-name="T4">Persona</text:span></text:p>
      <text:p text:style-name="P8">Clientes corporativos</text:p>
      <text:p text:style-name="P2"><text:tab/><text:span text:style-name="T2">Nombre empresa</text:span><text:span text:style-name="T3"> → </text:span><text:span text:style-name="T4">Cliente corporativo</text:span></text:p>
      <text:p text:style-name="P2"><text:tab/><text:span text:style-name="T2">Dirección</text:span><text:span text:style-name="T3"> → </text:span><text:span text:style-name="T4">Cliente corporativo</text:span></text:p>
      <text:p text:style-name="P2"><text:tab/><text:span text:style-name="T2">CUIT</text:span><text:span text:style-name="T3">→ </text:span><text:span text:style-name="T4">Cliente corporativo</text:span></text:p>
      <text:p text:style-name="P1"/>
      <text:p text:style-name="P1">Agregar envío → <text:span text:style-name="T5">(m)</text:span></text:p>
      <text:p text:style-name="P6">Monto a pagar</text:p>
      <text:p text:style-name="P6">Costo fijo</text:p>
      <text:p text:style-name="P1">Entregas estándar</text:p>
      <text:p text:style-name="P1"><text:span text:style-name="T2">Entregas rápidas</text:span> → <text:span text:style-name="T6">Envío local y Envío internacional</text:span></text:p>
      <text:p text:style-name="P3">10% Descuento → <text:span text:style-name="T5">(m)</text:span></text:p>
      <text:p text:style-name="P1"/>
      <text:p text:style-name="P4"/>
      <text:p text:style-name="P4">* En <text:span text:style-name="T1">negrita</text:span>: conceptos que derivaron en entidad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5:04:12.616652158</meta:creation-date>
    <dc:date>2025-11-03T18:13:36.452652153</dc:date>
    <meta:editing-duration>PT1H28M44S</meta:editing-duration>
    <meta:editing-cycles>1</meta:editing-cycles>
    <meta:document-statistic meta:table-count="0" meta:image-count="0" meta:object-count="0" meta:page-count="1" meta:paragraph-count="30" meta:word-count="103" meta:character-count="659" meta:non-whitespace-character-count="580"/>
    <meta:generator>LibreOffice/24.2.7.2$Linux_X86_64 LibreOffice_project/420$Build-2</meta:generator>
  </office:meta>
</office:document-meta>
</file>